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035in"/>
    </style:style>
    <style:style style:name="co3" style:family="table-column">
      <style:table-column-properties fo:break-before="auto" style:column-width="0.3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4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4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added_norm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_norm</text:p>
          </table:table-cell>
          <table:table-cell table:number-columns-repeated="4"/>
          <table:table-cell office:value-type="string" calcext:value-type="string">
            <text:p>apy</text:p>
          </table:table-cell>
          <table:table-cell office:value-type="string" calcext:value-type="string">
            <text:p>mo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formula="of:=[.D2]*[.$K$2]" office:value-type="float" office:value="0.00333333333333333" calcext:value-type="float">
            <text:p>0.00333</text:p>
          </table:table-cell>
          <table:table-cell table:style-name="ce2" table:formula="of:=[.B2]/[.D2]" office:value-type="float" office:value="0.00333333333333333" calcext:value-type="float">
            <text:p>0.00333</text:p>
          </table:table-cell>
          <table:table-cell table:style-name="ce2" table:formula="of:=[.$K$3]" office:value-type="float" office:value="1" calcext:value-type="float">
            <text:p>1.00000</text:p>
          </table:table-cell>
          <table:table-cell table:style-name="ce2" table:formula="of:=[.$K$3]" office:value-type="float" office:value="1" calcext:value-type="float">
            <text:p>1.00000</text:p>
          </table:table-cell>
          <table:table-cell table:style-name="ce2"/>
          <table:table-cell table:number-columns-repeated="2"/>
          <table:table-cell office:value-type="string" calcext:value-type="string">
            <text:p>cpi</text:p>
          </table:table-cell>
          <table:table-cell office:value-type="float" office:value="4" calcext:value-type="float">
            <text:p>4</text:p>
          </table:table-cell>
          <table:table-cell table:formula="of:=[.J2]/12/100" office:value-type="float" office:value="0.00333333333333333" calcext:value-type="float">
            <text:p>0.00333333333333333</text:p>
          </table:table-cell>
          <table:table-cell/>
          <table:table-cell office:value-type="string" calcext:value-type="string">
            <text:p>final_value</text:p>
          </table:table-cell>
          <table:table-cell table:style-name="ce3" table:formula="of:=[.D214]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[.D3]*[.$K$2]" office:value-type="float" office:value="0.00334444444444444" calcext:value-type="float">
            <text:p>0.00334</text:p>
          </table:table-cell>
          <table:table-cell table:style-name="ce2" table:formula="of:=[.B3]/[.D3]" office:value-type="float" office:value="0.00333333333333333" calcext:value-type="float">
            <text:p>0.00333</text:p>
          </table:table-cell>
          <table:table-cell table:style-name="ce2" table:formula="of:=[.D2]+[.B2]" office:value-type="float" office:value="1.00333333333333" calcext:value-type="float">
            <text:p>1.00333</text:p>
          </table:table-cell>
          <table:table-cell table:style-name="ce2" table:formula="of:=[.E2]+[.C2]" office:value-type="float" office:value="1.00333333333333" calcext:value-type="float">
            <text:p>1.00333</text:p>
          </table:table-cell>
          <table:table-cell table:style-name="ce2"/>
          <table:table-cell table:number-columns-repeated="2"/>
          <table:table-cell office:value-type="string" calcext:value-type="string">
            <text:p>start valu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um_val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[.D4]*[.$K$2]" office:value-type="float" office:value="0.00335559259259259" calcext:value-type="float">
            <text:p>0.00336</text:p>
          </table:table-cell>
          <table:table-cell table:style-name="ce2" table:formula="of:=[.B4]/[.D4]" office:value-type="float" office:value="0.00333333333333333" calcext:value-type="float">
            <text:p>0.00333</text:p>
          </table:table-cell>
          <table:table-cell table:style-name="ce2" table:formula="of:=[.D3]+[.B3]" office:value-type="float" office:value="1.00667777777778" calcext:value-type="float">
            <text:p>1.00668</text:p>
          </table:table-cell>
          <table:table-cell table:style-name="ce2" table:formula="of:=[.E3]+[.C3]" office:value-type="float" office:value="1.00666666666667" calcext:value-type="float">
            <text:p>1.00667</text:p>
          </table:table-cell>
          <table:table-cell table:style-name="ce2"/>
          <table:table-cell table:number-columns-repeated="6"/>
          <table:table-cell office:value-type="string" calcext:value-type="string">
            <text:p>final_value_q_cum_val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D5]*[.$K$2]" office:value-type="float" office:value="0.00336677790123457" calcext:value-type="float">
            <text:p>0.00337</text:p>
          </table:table-cell>
          <table:table-cell table:style-name="ce2" table:formula="of:=[.B5]/[.D5]" office:value-type="float" office:value="0.00333333333333333" calcext:value-type="float">
            <text:p>0.00333</text:p>
          </table:table-cell>
          <table:table-cell table:style-name="ce2" table:formula="of:=[.D4]+[.B4]" office:value-type="float" office:value="1.01003337037037" calcext:value-type="float">
            <text:p>1.01003</text:p>
          </table:table-cell>
          <table:table-cell table:style-name="ce2" table:formula="of:=[.E4]+[.C4]" office:value-type="float" office:value="1.01" calcext:value-type="float">
            <text:p>1.01000</text:p>
          </table:table-cell>
          <table:table-cell table:style-name="ce2"/>
          <table:table-cell table:number-columns-repeated="6"/>
          <table:table-cell office:value-type="string" calcext:value-type="string">
            <text:p>cum_value_norm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[.D6]*[.$K$2]" office:value-type="float" office:value="0.00337800049423868" calcext:value-type="float">
            <text:p>0.00338</text:p>
          </table:table-cell>
          <table:table-cell table:style-name="ce2" table:formula="of:=[.B6]/[.D6]" office:value-type="float" office:value="0.00333333333333333" calcext:value-type="float">
            <text:p>0.00333</text:p>
          </table:table-cell>
          <table:table-cell table:style-name="ce2" table:formula="of:=[.D5]+[.B5]" office:value-type="float" office:value="1.0134001482716" calcext:value-type="float">
            <text:p>1.01340</text:p>
          </table:table-cell>
          <table:table-cell table:style-name="ce2" table:formula="of:=[.E5]+[.C5]" office:value-type="float" office:value="1.01333333333333" calcext:value-type="float">
            <text:p>1.01333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D7]*[.$K$2]" office:value-type="float" office:value="0.00338926049588615" calcext:value-type="float">
            <text:p>0.00339</text:p>
          </table:table-cell>
          <table:table-cell table:style-name="ce2" table:formula="of:=[.B7]/[.D7]" office:value-type="float" office:value="0.00333333333333333" calcext:value-type="float">
            <text:p>0.00333</text:p>
          </table:table-cell>
          <table:table-cell table:style-name="ce2" table:formula="of:=[.D6]+[.B6]" office:value-type="float" office:value="1.01677814876584" calcext:value-type="float">
            <text:p>1.01678</text:p>
          </table:table-cell>
          <table:table-cell table:style-name="ce2" table:formula="of:=[.E6]+[.C6]" office:value-type="float" office:value="1.01666666666667" calcext:value-type="float">
            <text:p>1.01667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[.D8]*[.$K$2]" office:value-type="float" office:value="0.00340055803087243" calcext:value-type="float">
            <text:p>0.00340</text:p>
          </table:table-cell>
          <table:table-cell table:style-name="ce2" table:formula="of:=[.B8]/[.D8]" office:value-type="float" office:value="0.00333333333333333" calcext:value-type="float">
            <text:p>0.00333</text:p>
          </table:table-cell>
          <table:table-cell table:style-name="ce2" table:formula="of:=[.D7]+[.B7]" office:value-type="float" office:value="1.02016740926173" calcext:value-type="float">
            <text:p>1.02017</text:p>
          </table:table-cell>
          <table:table-cell table:style-name="ce2" table:formula="of:=[.E7]+[.C7]" office:value-type="float" office:value="1.02" calcext:value-type="float">
            <text:p>1.02000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" table:number-columns-repeated="5"/>
          <table:table-cell table:number-columns-repeated="8"/>
        </table:table-row>
        <table:table-row table:style-name="ro1" table:number-rows-repeated="104836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8" number:min-decimal-places="18" number:min-integer-digits="1"/>
    </number:number-style>
    <number:number-style style:name="N130">
      <number:number number:decimal-places="17" number:min-decimal-places="17" number:min-integer-digits="1"/>
    </number:number-style>
    <number:number-style style:name="N131">
      <number:number number:decimal-places="16" number:min-decimal-places="16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2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4T11:08:37.383759429</meta:creation-date>
    <dc:date>2026-04-04T11:17:46.479489688</dc:date>
    <meta:editing-duration>PT9M8S</meta:editing-duration>
    <meta:editing-cycles>2</meta:editing-cycles>
    <meta:generator>LibreOffice/24.2.7.2$Linux_X86_64 LibreOffice_project/420$Build-2</meta:generator>
    <meta:document-statistic meta:table-count="1" meta:cell-count="258" meta:object-count="0"/>
  </office:meta>
</office:document-meta>
</file>